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cb7" officeooo:paragraph-rsid="000eccb7"/>
    </style:style>
    <style:style style:name="P2" style:family="paragraph" style:parent-style-name="Standard">
      <style:text-properties officeooo:paragraph-rsid="000f7731"/>
    </style:style>
    <style:style style:name="P3" style:family="paragraph" style:parent-style-name="Standard">
      <style:paragraph-properties fo:text-align="start" style:justify-single-word="false"/>
      <style:text-properties officeooo:paragraph-rsid="00105081"/>
    </style:style>
    <style:style style:name="P4" style:family="paragraph" style:parent-style-name="Text_20_body">
      <style:paragraph-properties fo:margin-top="0in" fo:margin-bottom="0.1965in" style:contextual-spacing="false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bf2af"/>
    </style:style>
    <style:style style:name="P7" style:family="paragraph" style:parent-style-name="Preformatted_20_Text">
      <style:paragraph-properties fo:margin-top="0in" fo:margin-bottom="0.1965in" style:contextual-spacing="false" fo:line-height="150%"/>
      <style:text-properties style:font-name="verdana" fo:font-size="10.5pt"/>
    </style:style>
    <style:style style:name="P8" style:family="paragraph" style:parent-style-name="Preformatted_20_Text">
      <style:paragraph-properties fo:margin-top="0in" fo:margin-bottom="0.1965in" style:contextual-spacing="false"/>
      <style:text-properties fo:color="#0000ff"/>
    </style:style>
    <style:style style:name="P9" style:family="paragraph" style:parent-style-name="Preformatted_20_Text">
      <style:paragraph-properties fo:margin-top="0in" fo:margin-bottom="0.1965in" style:contextual-spacing="false"/>
      <style:text-properties fo:color="#800080"/>
    </style:style>
    <style:style style:name="P10" style:family="paragraph" style:parent-style-name="Preformatted_20_Text">
      <style:paragraph-properties fo:margin-top="0in" fo:margin-bottom="0.1965in" style:contextual-spacing="false"/>
      <style:text-properties fo:color="#ff3333"/>
    </style:style>
    <style:style style:name="P11" style:family="paragraph" style:parent-style-name="Text_20_body">
      <style:text-properties officeooo:rsid="000eccb7" officeooo:paragraph-rsid="000eccb7"/>
    </style:style>
    <style:style style:name="P12" style:family="paragraph" style:parent-style-name="Preformatted_20_Text">
      <style:paragraph-properties fo:text-align="start" style:justify-single-word="false"/>
      <style:text-properties officeooo:paragraph-rsid="00105081"/>
    </style:style>
    <style:style style:name="P13" style:family="paragraph" style:parent-style-name="Preformatted_20_Text">
      <style:text-properties officeooo:paragraph-rsid="000f7731"/>
    </style:style>
    <style:style style:name="P14" style:family="paragraph" style:parent-style-name="Preformatted_20_Text">
      <style:paragraph-properties fo:margin-top="0in" fo:margin-bottom="0.1965in" style:contextual-spacing="false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261d05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267f29"/>
    </style:style>
    <style:style style:name="P17" style:family="paragraph" style:parent-style-name="Preformatted_20_Text">
      <style:paragraph-properties fo:margin-top="0in" fo:margin-bottom="0.1965in" style:contextual-spacing="false" fo:padding="0.0291in" fo:border-left="none" fo:border-right="none" fo:border-top="none" fo:border-bottom="0.06pt solid #000000" style:join-border="false"/>
    </style:style>
    <style:style style:name="T1" style:family="text">
      <style:text-properties officeooo:rsid="000f7731"/>
    </style:style>
    <style:style style:name="T2" style:family="text">
      <style:text-properties officeooo:rsid="001368fe"/>
    </style:style>
    <style:style style:name="T3" style:family="text">
      <style:text-properties fo:color="#008080"/>
    </style:style>
    <style:style style:name="T4" style:family="text">
      <style:text-properties fo:color="#000000"/>
    </style:style>
    <style:style style:name="T5" style:family="text">
      <style:text-properties fo:color="#0000ff"/>
    </style:style>
    <style:style style:name="T6" style:family="text">
      <style:text-properties fo:color="#800080"/>
    </style:style>
    <style:style style:name="T7" style:family="text">
      <style:text-properties fo:color="#008000"/>
    </style:style>
    <style:style style:name="T8" style:family="text">
      <style:text-properties fo:color="#800000"/>
    </style:style>
    <style:style style:name="T9" style:family="text">
      <style:text-properties officeooo:rsid="0023d873"/>
    </style:style>
    <style:style style:name="T10" style:family="text">
      <style:text-properties fo:color="#ff3333"/>
    </style:style>
    <style:style style:name="T11" style:family="text">
      <style:text-properties fo:color="#ff3333" officeooo:rsid="0024017e"/>
    </style:style>
    <style:style style:name="T12" style:family="text">
      <style:text-properties fo:color="#ff3333" officeooo:rsid="00250953"/>
    </style:style>
    <style:style style:name="T13" style:family="text">
      <style:text-properties fo:color="#ff3333" officeooo:rsid="00254589"/>
    </style:style>
    <style:style style:name="T14" style:family="text">
      <style:text-properties fo:color="#ff3333" officeooo:rsid="00261d05"/>
    </style:style>
    <style:style style:name="T15" style:family="text">
      <style:text-properties fo:color="#ff3333" officeooo:rsid="00267f29"/>
    </style:style>
    <style:style style:name="T16" style:family="text">
      <style:text-properties officeooo:rsid="00261d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**</text:p>
      <text:p text:style-name="P1">Install xen 4.4 </text:p>
      <text:p text:style-name="P1">Esmail Asyabi <text:s/><text:span text:style-name="T10"><text:s/></text:span><text:span text:style-name="T12">man xen 4.4 ro az xen.org <text:s/></text:span><text:span text:style-name="T13">download kardam paeenio injam nadam </text:span></text:p>
      <text:p text:style-name="P1">**//</text:p>
      <text:p text:style-name="P1"/>
      <text:p text:style-name="P11"><text:span text:style-name="Strong_20_Emphasis">Get the souce code of Xen ready by "git clone". ((If some errors occur in this step, you may check the /ect/apt/source.list and update it by running "$ sudo apt-get update")</text:span></text:p>
      <text:p text:style-name="P5"><text:span text:style-name="T3">1</text:span> $ git clone git:<text:span text:style-name="T7">//xenbits.xen.org/xen.git</text:span></text:p>
      <text:p text:style-name="P7">If you have not yet install "git", please run "sudo apt-get install git" on your terminal.</text:p>
      <text:p text:style-name="P5"><text:span text:style-name="T3">1</text:span> $ cd xen</text:p>
      <text:p text:style-name="P7">Use "git branch" to show the versions of Xen: </text:p>
      <text:p text:style-name="Text_20_body"/>
      <text:p text:style-name="Preformatted_20_Text"><text:span text:style-name="T3"><text:s/>1</text:span> $ git branch -<text:span text:style-name="T4">av <text:s/></text:span></text:p>
      <text:p text:style-name="Preformatted_20_Text"><text:span text:style-name="T3"><text:s/>2</text:span> <text:s text:c="2"/>master <text:s text:c="20"/><text:span text:style-name="T6">3e2331d</text:span> VT-d: suppress UR signaling <text:span text:style-name="T5">for</text:span><text:span text:style-name="T4"> further desktop chipsets</text:span></text:p>
      <text:p text:style-name="Preformatted_20_Text"><text:span text:style-name="T3"><text:s/>3</text:span> <text:s text:c="2"/>remotes/origin/HEAD <text:s text:c="7"/>-&gt; origin/<text:span text:style-name="T4">master</text:span></text:p>
      <text:p text:style-name="Preformatted_20_Text"><text:span text:style-name="T3"><text:s/>4</text:span> <text:s text:c="2"/>remotes/origin/master <text:s text:c="5"/><text:span text:style-name="T6">3e2331d</text:span> VT-d: suppress UR signaling <text:span text:style-name="T5">for</text:span><text:span text:style-name="T4"> further desktop chipsets</text:span></text:p>
      <text:p text:style-name="Preformatted_20_Text"><text:span text:style-name="T3"><text:s/>5</text:span> <text:s text:c="2"/>remotes/origin/stable-<text:span text:style-name="T6">4.0</text:span> <text:s/>2692df2 compat/gnttab: Prevent infinite loop <text:span text:style-name="T5">in</text:span><text:span text:style-name="T4"> compat code</text:span></text:p>
      <text:p text:style-name="Preformatted_20_Text"><text:span text:style-name="T3"><text:s/>6</text:span> <text:s text:c="2"/>remotes/origin/stable-<text:span text:style-name="T6">4.1</text:span> <text:s/>8995a94 page-<text:span text:style-name="T4">alloc: scrub pages used by hypervisor upon freeing</text:span></text:p>
      <text:p text:style-name="Preformatted_20_Text"><text:span text:style-name="T3"><text:s/>7</text:span> <text:s text:c="2"/>remotes/origin/stable-<text:span text:style-name="T6">4.2</text:span> <text:s/>7bcdeb9 update Xen version to <text:span text:style-name="T6">4.2</text:span>.<text:span text:style-name="T6">5</text:span></text:p>
      <text:p text:style-name="Preformatted_20_Text"><text:span text:style-name="T3"><text:s/>8</text:span> <text:s text:c="2"/>remotes/origin/stable-<text:span text:style-name="T6">4.3</text:span> <text:s/>a153d8a update Xen version to <text:span text:style-name="T6">4.3</text:span>.<text:span text:style-name="T6">3</text:span></text:p>
      <text:p text:style-name="Preformatted_20_Text"><text:span text:style-name="T3"><text:s/>9</text:span> <text:s text:c="2"/>remotes/origin/stable-<text:span text:style-name="T6">4.4</text:span> <text:s/>be84c34 evtchn: check control block exists when using FIFO-<text:span text:style-name="T4">based events</text:span></text:p>
      <text:p text:style-name="Preformatted_20_Text"><text:span text:style-name="T3">10</text:span> <text:s text:c="2"/>remotes/origin/staging <text:s text:c="4"/><text:span text:style-name="T6">3e2331d</text:span> VT-d: suppress UR signaling <text:span text:style-name="T5">for</text:span><text:span text:style-name="T4"> further desktop chipsets</text:span></text:p>
      <text:p text:style-name="Preformatted_20_Text"><text:span text:style-name="T3">11</text:span> <text:s text:c="2"/>remotes/origin/staging-<text:span text:style-name="T6">4.0</text:span> 2692df2 compat/gnttab: Prevent infinite loop <text:span text:style-name="T5">in</text:span><text:span text:style-name="T4"> compat code</text:span></text:p>
      <text:p text:style-name="Preformatted_20_Text"><text:span text:style-name="T3">12</text:span> <text:s text:c="2"/>remotes/origin/staging-<text:span text:style-name="T6">4.1</text:span> 8995a94 page-<text:span text:style-name="T4">alloc: scrub pages used by hypervisor upon freeing</text:span></text:p>
      <text:p text:style-name="Preformatted_20_Text"><text:span text:style-name="T3">13</text:span> <text:s text:c="2"/>remotes/origin/staging-<text:span text:style-name="T6">4.2</text:span> 7bcdeb9 update Xen version to <text:span text:style-name="T6">4.2</text:span>.<text:span text:style-name="T6">5</text:span></text:p>
      <text:p text:style-name="Preformatted_20_Text"><text:span text:style-name="T3">14</text:span> <text:s text:c="2"/>remotes/origin/staging-<text:span text:style-name="T6">4.3</text:span> a153d8a update Xen version to <text:span text:style-name="T6">4.3</text:span>.<text:span text:style-name="T6">3</text:span></text:p>
      <text:p text:style-name="P5"><text:span text:style-name="T3">15</text:span> <text:s text:c="2"/>remotes/origin/staging-<text:span text:style-name="T6">4.4</text:span> be84c34 evtchn: check control block exists when using FIFO-based events</text:p>
      <text:p text:style-name="P1"/>
      <text:p text:style-name="P11">Checkout to "stable-4.4" and create a new branch named "netopt" and then checkout to it: </text:p>
      <text:p text:style-name="Preformatted_20_Text"><text:span text:style-name="T3">1</text:span> $ git checkout stable-<text:span text:style-name="T6">4.4</text:span></text:p>
      <text:p text:style-name="Preformatted_20_Text"><text:span text:style-name="T3">2</text:span> Switched to branch <text:span text:style-name="T8">'stable-4.4'</text:span></text:p>
      <text:p text:style-name="Preformatted_20_Text"><text:span text:style-name="T3">3</text:span> <text:span text:style-name="T4">$ git branch netopt</text:span></text:p>
      <text:p text:style-name="Preformatted_20_Text"><text:span text:style-name="T3">4</text:span> <text:span text:style-name="T4">$ git checkout netopt</text:span></text:p>
      <text:p text:style-name="P5"><text:span text:style-name="T3">5</text:span> Switched to branch <text:span text:style-name="T8">'net opt'</text:span></text:p>
      <text:p text:style-name="P1"/>
      <text:p text:style-name="P1"/>
      <text:p text:style-name="P1"><text:soft-page-break/></text:p>
      <text:p text:style-name="P1"/>
      <text:p text:style-name="P1"/>
      <text:p text:style-name="P2"><text:span text:style-name="T1">2) B</text:span><text:span text:style-name="Strong_20_Emphasis">efore compiling the source code of Xen, you must install the dependencies</text:span></text:p>
      <text:p text:style-name="P2"/>
      <text:p text:style-name="P13"><text:span text:style-name="T3">1</text:span> $ <text:span text:style-name="T5">sudo</text:span> apt-get <text:span text:style-name="T5">install</text:span> build-<text:span text:style-name="T4">essential</text:span></text:p>
      <text:p text:style-name="Preformatted_20_Text"><text:span text:style-name="T3">2</text:span> $ <text:span text:style-name="T5">sudo</text:span> apt-get <text:span text:style-name="T5">install</text:span> bcc bin86 <text:span text:style-name="T5">gawk</text:span> bridge-utils iproute libcurl3 libcurl4-openssl-dev <text:span text:style-name="T5">bzip2</text:span> module-init-<text:span text:style-name="T4">tools transfig tgif </text:span></text:p>
      <text:p text:style-name="Preformatted_20_Text"><text:span text:style-name="T3">3</text:span> $ <text:span text:style-name="T5">sudo</text:span> apt-get <text:span text:style-name="T5">install</text:span> texinfo texlive-latex-base texlive-latex-recommended texlive-fonts-extra texlive-fonts-recommended pciutils-<text:span text:style-name="T4">dev mercurial</text:span></text:p>
      <text:p text:style-name="Preformatted_20_Text"><text:span text:style-name="T3">4</text:span> $ <text:span text:style-name="T5">sudo</text:span> apt-get <text:span text:style-name="T5">install</text:span> <text:span text:style-name="T5">make</text:span> <text:span text:style-name="T5">gcc</text:span> libc6-dev zlib1g-dev python python-dev python-twisted libncurses5-dev <text:span text:style-name="T5">patch</text:span> libvncserver-dev libsdl-dev libjpeg-<text:span text:style-name="T4">dev</text:span></text:p>
      <text:p text:style-name="Preformatted_20_Text"><text:span text:style-name="T3">5</text:span> $ <text:span text:style-name="T5">sudo</text:span> apt-get <text:span text:style-name="T5">install</text:span> iasl libbz2-dev e2fslibs-dev git-core uuid-dev ocaml ocaml-findlib libx11-dev bison flex xz-utils libyajl-<text:span text:style-name="T4">dev</text:span></text:p>
      <text:p text:style-name="Preformatted_20_Text"><text:span text:style-name="T3">6</text:span> $ <text:span text:style-name="T5">sudo</text:span> apt-get <text:span text:style-name="T5">install</text:span> gettext pandoc markdown python-<text:span text:style-name="T4">dev</text:span></text:p>
      <text:p text:style-name="P5"><text:span text:style-name="T3">7</text:span> $ <text:span text:style-name="T5">sudo</text:span> apt-get <text:span text:style-name="T5">install</text:span> libperl-dev libgtk2.<text:span text:style-name="T6">0</text:span>-dev libaio-dev <text:span text:style-name="T5">gcc</text:span>-multilib</text:p>
      <text:p text:style-name="P2"/>
      <text:p text:style-name="P3"/>
      <text:p text:style-name="P3"/>
      <text:p text:style-name="P3"/>
      <text:p text:style-name="P3"/>
      <text:p text:style-name="P3"><text:span text:style-name="Strong_20_Emphasis"><text:span text:style-name="T2">N</text:span></text:span><text:span text:style-name="Strong_20_Emphasis">ow you can compile the source code and install Xen:</text:span></text:p>
      <text:p text:style-name="P12"><text:span text:style-name="T3">1</text:span> $ ./<text:span text:style-name="T4">configure</text:span></text:p>
      <text:p text:style-name="Preformatted_20_Text"><text:span text:style-name="T3">2</text:span> $ <text:span text:style-name="T5">make</text:span><text:span text:style-name="T4"> world</text:span></text:p>
      <text:p text:style-name="P5"><text:span text:style-name="T3">3</text:span> $ <text:span text:style-name="T5">sudo</text:span> <text:span text:style-name="T5">make</text:span> <text:span text:style-name="T5">install</text:span></text:p>
      <text:p text:style-name="P5"/>
      <text:p text:style-name="P8"/>
      <text:p text:style-name="P3"><text:span text:style-name="Strong_20_Emphasis">some post-installation operations is necessary:</text:span></text:p>
      <text:p text:style-name="P3">You can enable automatic start of Xen Project services on system startup:</text:p>
      <text:p text:style-name="P12"><text:span text:style-name="T3">1</text:span> $ <text:span text:style-name="T5">sudo</text:span> update-rc.d xencommons defaults <text:span text:style-name="T6">19</text:span> <text:span text:style-name="T6">18</text:span></text:p>
      <text:p text:style-name="Preformatted_20_Text"><text:span text:style-name="T3">2</text:span> $ <text:span text:style-name="T5">sudo</text:span> update-rc.d xendomains defaults <text:span text:style-name="T6">21</text:span> <text:span text:style-name="T6">20</text:span></text:p>
      <text:p text:style-name="P5"><text:span text:style-name="T3">3</text:span> $ <text:span text:style-name="T5">sudo</text:span> update-rc.d xen-watchdog defaults <text:span text:style-name="T6">22</text:span> <text:span text:style-name="T6">23</text:span></text:p>
      <text:p text:style-name="P5"/>
      <text:p text:style-name="P10">/<text:span text:style-name="T9">sbin/ldconfig</text:span></text:p>
      <text:p text:style-name="P5"/>
      <text:p text:style-name="P5"><text:span text:style-name="T6">//</text:span><text:span text:style-name="T10"> </text:span><text:span text:style-name="T11">in paeenio man najam nadam </text:span></text:p>
      <text:p text:style-name="P5">You also need to make some changes to "/boot/grub/grub.cfg" to correctly boot to xen.gz:</text:p>
      <text:p text:style-name="P6"><text:span text:style-name="T3">1</text:span> $ <text:span text:style-name="T5">sudo</text:span> update-<text:span text:style-name="T4">grub</text:span></text:p>
      <text:p text:style-name="P6"><text:span text:style-name="T3">2</text:span> $ <text:span text:style-name="T5">sudo</text:span> vim /boot/grub/grub.cfg</text:p>
      <text:p text:style-name="P6">Modify the grub default option from "0" to "2": set default="2" (The option "2" normally locates the menuentry of "xen.gz")</text:p>
      <text:p text:style-name="P9"><text:soft-page-break/></text:p>
      <text:p text:style-name="P5"><text:span text:style-name="Strong_20_Emphasis">Reboot</text:span></text:p>
      <text:p text:style-name="P5"><text:span text:style-name="T3">1</text:span> $ <text:span text:style-name="T5">sudo</text:span> reboot</text:p>
      <text:p text:style-name="P4"><text:span text:style-name="Strong_20_Emphasis">You can run "sudo xl list" to test whether Xen is running correctly. If some errors occur, try to add a soft link to "libxenctrl.so.4.4":</text:span></text:p>
      <text:p text:style-name="Preformatted_20_Text"><text:span text:style-name="T3">1</text:span> $ <text:span text:style-name="T5">ln</text:span> -s /usr/local/lib/libxenctrl.so.<text:span text:style-name="T6">4.4</text:span> libxenctrl.so.<text:span text:style-name="T6">4.4</text:span></text:p>
      <text:p text:style-name="P5"><text:span text:style-name="T3">2</text:span> $ <text:span text:style-name="T5">sudo</text:span> ldconfig</text:p>
      <text:p text:style-name="Text_20_body">Then restart service xencommons:</text:p>
      <text:p text:style-name="P5"><text:span text:style-name="T3">1</text:span> $ <text:span text:style-name="T5">sudo</text:span> service xencommons start/restart</text:p>
      <text:p text:style-name="Text_20_body">or:</text:p>
      <text:p text:style-name="P5"><text:span text:style-name="T3">1</text:span> $ <text:span text:style-name="T5">sudo</text:span> /etc/init.d/xencommons start/restart </text:p>
      <text:p text:style-name="P5"/>
      <text:p text:style-name="P5"/>
      <text:p text:style-name="P5"/>
      <text:p text:style-name="P5"/>
      <text:p text:style-name="P17"/>
      <text:p text:style-name="P15"><text:span text:style-name="Strong_20_Emphasis"><text:span text:style-name="T14">To compile</text:span></text:span></text:p>
      <text:p text:style-name="P15"/>
      <text:p text:style-name="P16"><text:span text:style-name="Strong_20_Emphasis"><text:span text:style-name="T15">make dist &amp;&amp; make install &amp;&amp; update-grub &amp;&amp; reboot </text:span></text:span></text:p>
      <text:p text:style-name="P9"/>
      <text:p text:style-name="P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2:08:59.947159093</meta:creation-date>
    <dc:date>2016-03-12T10:48:13.521201758</dc:date>
    <meta:editing-duration>PT1H17M29S</meta:editing-duration>
    <meta:editing-cycles>22</meta:editing-cycles>
    <meta:generator>LibreOffice/4.2.4.2$Linux_X86_64 LibreOffice_project/420m0$Build-2</meta:generator>
    <meta:document-statistic meta:table-count="0" meta:image-count="0" meta:object-count="0" meta:page-count="3" meta:paragraph-count="64" meta:word-count="543" meta:character-count="3786" meta:non-whitespace-character-count="3216"/>
  </office:meta>
</office:document-meta>
</file>